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c4e0" officeooo:paragraph-rsid="000bc4e0"/>
    </style:style>
    <style:style style:name="P2" style:family="paragraph" style:parent-style-name="Standard">
      <style:text-properties officeooo:rsid="000d926f" officeooo:paragraph-rsid="000d926f"/>
    </style:style>
    <style:style style:name="P3" style:family="paragraph" style:parent-style-name="Standard">
      <style:text-properties officeooo:rsid="000f1f71" officeooo:paragraph-rsid="000f1f71"/>
    </style:style>
    <style:style style:name="P4" style:family="paragraph" style:parent-style-name="Standard">
      <style:text-properties officeooo:rsid="0013c4a0" officeooo:paragraph-rsid="0013c4a0"/>
    </style:style>
    <style:style style:name="P5" style:family="paragraph" style:parent-style-name="Standard">
      <style:text-properties officeooo:rsid="00151a86" officeooo:paragraph-rsid="00151a86"/>
    </style:style>
    <style:style style:name="P6" style:family="paragraph" style:parent-style-name="Standard">
      <style:text-properties officeooo:rsid="001617d8" officeooo:paragraph-rsid="001617d8"/>
    </style:style>
    <style:style style:name="P7" style:family="paragraph" style:parent-style-name="Standard">
      <style:text-properties officeooo:rsid="0017e905" officeooo:paragraph-rsid="0017e905"/>
    </style:style>
    <style:style style:name="P8" style:family="paragraph" style:parent-style-name="Standard">
      <style:text-properties officeooo:rsid="0018c8eb" officeooo:paragraph-rsid="0018c8eb"/>
    </style:style>
    <style:style style:name="P9" style:family="paragraph" style:parent-style-name="Standard">
      <style:text-properties officeooo:rsid="00194a81" officeooo:paragraph-rsid="00194a81"/>
    </style:style>
    <style:style style:name="P10" style:family="paragraph" style:parent-style-name="Standard">
      <style:text-properties officeooo:rsid="001a0719" officeooo:paragraph-rsid="001a0719"/>
    </style:style>
    <style:style style:name="P11" style:family="paragraph" style:parent-style-name="Standard">
      <style:text-properties officeooo:rsid="001b443e" officeooo:paragraph-rsid="001b443e"/>
    </style:style>
    <style:style style:name="P12" style:family="paragraph" style:parent-style-name="Standard">
      <style:text-properties officeooo:rsid="001ea57e" officeooo:paragraph-rsid="001ea57e"/>
    </style:style>
    <style:style style:name="P13" style:family="paragraph" style:parent-style-name="Standard">
      <style:text-properties officeooo:rsid="001ecc62" officeooo:paragraph-rsid="001ecc62"/>
    </style:style>
    <style:style style:name="P14" style:family="paragraph" style:parent-style-name="Standard">
      <style:text-properties officeooo:rsid="001f69f9" officeooo:paragraph-rsid="001f69f9"/>
    </style:style>
    <style:style style:name="P15" style:family="paragraph" style:parent-style-name="Standard">
      <style:text-properties officeooo:rsid="0020fe88" officeooo:paragraph-rsid="0020fe88"/>
    </style:style>
    <style:style style:name="P16" style:family="paragraph" style:parent-style-name="Standard">
      <style:text-properties officeooo:rsid="00229f98" officeooo:paragraph-rsid="00229f98"/>
    </style:style>
    <style:style style:name="P17" style:family="paragraph" style:parent-style-name="Standard">
      <style:text-properties officeooo:rsid="00270fe2" officeooo:paragraph-rsid="00270fe2"/>
    </style:style>
    <style:style style:name="P18" style:family="paragraph" style:parent-style-name="Standard">
      <style:text-properties officeooo:rsid="00270fe2" officeooo:paragraph-rsid="0027a16c"/>
    </style:style>
    <style:style style:name="P19" style:family="paragraph" style:parent-style-name="Standard">
      <style:text-properties officeooo:rsid="0027a16c" officeooo:paragraph-rsid="0027a16c"/>
    </style:style>
    <style:style style:name="P20" style:family="paragraph" style:parent-style-name="Standard">
      <style:text-properties officeooo:rsid="00283968" officeooo:paragraph-rsid="00283968"/>
    </style:style>
    <style:style style:name="P21" style:family="paragraph" style:parent-style-name="Standard">
      <style:text-properties officeooo:rsid="002a13b2" officeooo:paragraph-rsid="002a13b2"/>
    </style:style>
    <style:style style:name="P22" style:family="paragraph" style:parent-style-name="Standard">
      <style:text-properties officeooo:rsid="002ac0a8" officeooo:paragraph-rsid="002ac0a8"/>
    </style:style>
    <style:style style:name="P23" style:family="paragraph" style:parent-style-name="Standard">
      <style:text-properties officeooo:rsid="002bf151" officeooo:paragraph-rsid="002bf151"/>
    </style:style>
    <style:style style:name="P24" style:family="paragraph" style:parent-style-name="Standard">
      <style:text-properties officeooo:rsid="002cf77e" officeooo:paragraph-rsid="002cf77e"/>
    </style:style>
    <style:style style:name="T1" style:family="text">
      <style:text-properties officeooo:rsid="001095af"/>
    </style:style>
    <style:style style:name="T2" style:family="text">
      <style:text-properties officeooo:rsid="0011d796"/>
    </style:style>
    <style:style style:name="T3" style:family="text">
      <style:text-properties officeooo:rsid="0013ebfa"/>
    </style:style>
    <style:style style:name="T4" style:family="text">
      <style:text-properties officeooo:rsid="00174bfa"/>
    </style:style>
    <style:style style:name="T5" style:family="text">
      <style:text-properties officeooo:rsid="00194a81"/>
    </style:style>
    <style:style style:name="T6" style:family="text">
      <style:text-properties officeooo:rsid="001d29b4"/>
    </style:style>
    <style:style style:name="T7" style:family="text">
      <style:text-properties officeooo:rsid="00214d34"/>
    </style:style>
    <style:style style:name="T8" style:family="text">
      <style:text-properties officeooo:rsid="0024295f"/>
    </style:style>
    <style:style style:name="T9" style:family="text">
      <style:text-properties officeooo:rsid="00265fbe"/>
    </style:style>
    <style:style style:name="T10" style:family="text">
      <style:text-properties officeooo:rsid="0027a16c"/>
    </style:style>
    <style:style style:name="T11" style:family="text">
      <style:text-properties officeooo:rsid="002bd7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mise</text:p>
      <text:p text:style-name="P1">Async await</text:p>
      <text:p text:style-name="P1">fetch</text:p>
      <text:p text:style-name="P2">ajax</text:p>
      <text:p text:style-name="P2">axios</text:p>
      <text:p text:style-name="P3">path=”/:slug.:id.html” <text:span text:style-name="T1">42</text:span></text:p>
      <text:p text:style-name="P3">&lt;<text:span text:style-name="T2">Redirect to=”/” /&gt;</text:span></text:p>
      <text:p text:style-name="P4">theme<text:span text:style-name="T3">lock.com</text:span></text:p>
      <text:p text:style-name="P5">53 adobe muse </text:p>
      <text:p text:style-name="P6">thiet ke ui ux bang muse</text:p>
      <text:p text:style-name="P6">uuid <text:span text:style-name="T4">77 uuidv1();</text:span></text:p>
      <text:p text:style-name="P7">npm run build 92</text:p>
      <text:p text:style-name="P8">toan tu 3 cham {...p1} / <text:span text:style-name="T5">[...p1]</text:span> 99 </text:p>
      <text:p text:style-name="P9">var b1={</text:p>
      <text:p text:style-name="P9"><text:tab/>num:[34,35,36],</text:p>
      <text:p text:style-name="P9"><text:tab/>status:true</text:p>
      <text:p text:style-name="P9">}</text:p>
      <text:p text:style-name="P9">var b2={...b1} </text:p>
      <text:p text:style-name="P9">b2.status=false;</text:p>
      <text:p text:style-name="P9">// b2={...b1,status:false}</text:p>
      <text:p text:style-name="P10">var b3={...b1}</text:p>
      <text:p text:style-name="P10">b3.num[3]=100;</text:p>
      <text:p text:style-name="P10">//b3={...b1,num:[...b1.num,100]</text:p>
      <text:p text:style-name="P11"><text:span text:style-name="T6">store</text:span>.sub<text:span text:style-name="T6">scribe 105 theo doi qua trinh thay doi state</text:span></text:p>
      <text:p text:style-name="P12">firebase 115</text:p>
      <text:p text:style-name="P13">them push</text:p>
      <text:p text:style-name="P14">mapDispatchToProps 127</text:p>
      <text:p text:style-name="P15">connectData.child(id).<text:span text:style-name="T7">remove()</text:span></text:p>
      <text:p text:style-name="P16">const <text:span text:style-name="T8">mapDispathToProps=(dispath,ownPorps)=&gt;{</text:span></text:p>
      <text:p text:style-name="P16"><text:tab/><text:span text:style-name="T9">return {</text:span></text:p>
      <text:p text:style-name="P17"><text:tab/><text:tab/>changeEdit<text:span text:style-name="T10">Status:()=&gt;{</text:span></text:p>
      <text:p text:style-name="P17"><text:tab/><text:tab/><text:tab/><text:span text:style-name="T10">dispaths({</text:span></text:p>
      <text:p text:style-name="P17"><text:tab/><text:tab/><text:tab/><text:tab/><text:span text:style-name="T10">type:”abc”</text:span></text:p>
      <text:p text:style-name="P17"><text:tab/><text:tab/><text:tab/><text:tab/><text:span text:style-name="T10">})</text:span></text:p>
      <text:p text:style-name="P19"><text:tab/><text:tab/><text:tab/>},</text:p>
      <text:p text:style-name="P18">change<text:span text:style-name="T10">Delete:(x)=&gt;{</text:span></text:p>
      <text:p text:style-name="P18"><text:tab/><text:tab/><text:tab/><text:span text:style-name="T10">dispaths({</text:span></text:p>
      <text:p text:style-name="P18"><text:tab/><text:tab/><text:tab/><text:tab/><text:span text:style-name="T10">type:”abc”,</text:span></text:p>
      <text:p text:style-name="P20"><text:tab/><text:tab/><text:tab/><text:tab/>x</text:p>
      <text:p text:style-name="P18"><text:tab/><text:tab/><text:tab/><text:tab/><text:span text:style-name="T10">})</text:span></text:p>
      <text:p text:style-name="P19"><text:tab/><text:tab/><text:tab/>},</text:p>
      <text:p text:style-name="P21">146 onDissmiss / alert nofication</text:p>
      <text:p text:style-name="P22">152 tạo project Nodejs</text:p>
      <text:p text:style-name="P22">express app_<text:span text:style-name="T11">name -e</text:span></text:p>
      <text:p text:style-name="P23">161 access controll allow</text:p>
      <text:p text:style-name="P24">169 “proxy”:”http://localhost:4000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6:17:33.681632712</meta:creation-date>
    <meta:generator>LibreOffice/6.0.7.3$Linux_X86_64 LibreOffice_project/00m0$Build-3</meta:generator>
    <dc:date>2019-07-18T14:14:01.289074044</dc:date>
    <meta:editing-duration>PT5H46M10S</meta:editing-duration>
    <meta:editing-cycles>35</meta:editing-cycles>
    <meta:document-statistic meta:table-count="0" meta:image-count="0" meta:object-count="0" meta:page-count="1" meta:paragraph-count="46" meta:word-count="99" meta:character-count="788" meta:non-whitespace-character-count="695"/>
  </office:meta>
</office:document-meta>
</file>